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1" style:family="paragraph" style:parent-style-name="Standard">
      <style:paragraph-properties fo:break-before="page"/>
      <style:text-properties officeooo:paragraph-rsid="0073ab57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0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4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5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6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1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2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8">Projet/Tache</text:p>
          </table:table-cell>
          <table:table-cell table:style-name="Tableau2.A2" office:value-type="string">
            <text:p text:style-name="P23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6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7"><text:s/><text:span text:style-name="T4">Verdict</text:span></text:p>
          </table:table-cell>
          <table:table-cell table:style-name="Tableau2.A2" office:value-type="string">
            <text:p text:style-name="P28">{verdict}</text:p>
          </table:table-cell>
          <table:covered-table-cell/>
        </table:table-row>
      </table:table>
      <text:p text:style-name="P3"/>
      <text:p text:style-name="P33"/>
      <text:p text:style-name="P32">Remarque : <text:span text:style-name="T5">{public_note}</text:span></text:p>
      <text:p text:style-name="P31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row table:style-name="TableLine1190207935152">
          <table:table-cell table:style-name="Tableau4.A1" office:value-type="string">
            <text:p text:style-name="P29">Réf</text:p>
          </table:table-cell>
          <table:table-cell table:style-name="Tableau4.B1" office:value-type="string">
            <text:p text:style-name="P30">Photo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7">[!-- BEGIN row.questions --]</text:span>{ref}</text:p>
          </table:table-cell>
          <table:table-cell table:style-name="Tableau4.B2" office:value-type="string">
            <text:p text:style-name="P10"><text:span text:style-name="T11">Réf : {ref_answer} - Titre</text:span> : {label}</text:p>
            <text:p text:style-name="P8">Description : {description}</text:p>
            <text:p text:style-name="P8">Commentaire : {comment} <text:span text:style-name="T11">- </text:span><text:span text:style-name="T12">Réponse : {answer}</text:span></text:p>
            <text:p text:style-name="P8"/>
            <text:p text:style-name="P12">{photo0}</text:p>
            <text:p text:style-name="P9"/>
            <text:p text:style-name="P12">{photo1}</text:p>
            <text:p text:style-name="P9"/>
            <text:p text:style-name="P12">{photo2}</text:p>
            <text:p text:style-name="P9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1M23S</meta:editing-duration>
    <meta:editing-cycles>171</meta:editing-cycles>
    <meta:generator>LibreOffice/7.1.6.2$Windows_X86_64 LibreOffice_project/0e133318fcee89abacd6a7d077e292f1145735c3</meta:generator>
    <dc:date>2022-06-15T10:09:09.895000000</dc:date>
    <meta:document-statistic meta:table-count="2" meta:image-count="1" meta:object-count="0" meta:page-count="2" meta:paragraph-count="35" meta:word-count="91" meta:character-count="717" meta:non-whitespace-character-count="651"/>
    <meta:user-defined meta:name="Info 1"/>
    <meta:user-defined meta:name="Info 2"/>
    <meta:user-defined meta:name="Info 3"/>
    <meta:user-defined meta:name="Info 4"/>
  </office:meta>
</office:document-meta>
</file>